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39062d" officeooo:paragraph-rsid="0039062d" style:font-size-asian="21pt" style:font-weight-asian="bold" style:font-size-complex="24pt" style:font-weight-complex="bold"/>
    </style:style>
    <style:style style:name="P2" style:family="paragraph" style:parent-style-name="Standard">
      <style:text-properties style:text-position="0% 100%" fo:font-size="14pt" fo:font-weight="normal" officeooo:rsid="002f44fe" officeooo:paragraph-rsid="00fee181" style:font-size-asian="14pt" style:font-weight-asian="normal" style:font-size-complex="14pt" style:font-weight-complex="normal"/>
    </style:style>
    <style:style style:name="P3" style:family="paragraph" style:parent-style-name="Standard">
      <style:text-properties style:text-position="0% 100%" fo:font-size="14pt" fo:font-weight="normal" officeooo:rsid="002f44fe" officeooo:paragraph-rsid="013490ea" style:font-size-asian="14pt" style:font-weight-asian="normal" style:font-size-complex="14pt" style:font-weight-complex="normal"/>
    </style:style>
    <style:style style:name="P4" style:family="paragraph" style:parent-style-name="Standard">
      <style:text-properties style:text-position="0% 100%" fo:font-size="14pt" fo:font-weight="normal" officeooo:rsid="002f44fe" officeooo:paragraph-rsid="01369460" style:font-size-asian="14pt" style:font-weight-asian="normal" style:font-size-complex="14pt" style:font-weight-complex="normal"/>
    </style:style>
    <style:style style:name="P5" style:family="paragraph" style:parent-style-name="Standard">
      <style:text-properties style:text-position="0% 100%" fo:font-size="14pt" fo:font-weight="normal" officeooo:rsid="013490ea" officeooo:paragraph-rsid="013490ea" style:font-size-asian="14pt" style:font-weight-asian="normal" style:font-size-complex="14pt" style:font-weight-complex="normal"/>
    </style:style>
    <style:style style:name="P6" style:family="paragraph" style:parent-style-name="Standard">
      <style:text-properties style:text-position="0% 100%" fo:font-size="14pt" fo:font-weight="normal" officeooo:rsid="00fee181" officeooo:paragraph-rsid="013490ea" style:font-size-asian="14pt" style:font-weight-asian="normal" style:font-size-complex="14pt" style:font-weight-complex="normal"/>
    </style:style>
    <style:style style:name="P7" style:family="paragraph" style:parent-style-name="Standard">
      <style:text-properties style:text-position="0% 100%" fo:font-size="14pt" fo:font-weight="normal" officeooo:rsid="00ff1e32" officeooo:paragraph-rsid="013490ea" style:font-size-asian="14pt" style:font-weight-asian="normal" style:font-size-complex="14pt" style:font-weight-complex="normal"/>
    </style:style>
    <style:style style:name="P8" style:family="paragraph" style:parent-style-name="Standard">
      <style:text-properties style:text-position="0% 100%" fo:font-size="14pt" fo:font-weight="normal" officeooo:rsid="0134adf6" officeooo:paragraph-rsid="0134adf6"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style:text-position="0% 100%" fo:font-size="14pt" fo:font-weight="normal" officeooo:rsid="00ff4bad" officeooo:paragraph-rsid="00587d6d" style:font-size-asian="14pt" style:font-weight-asian="normal" style:font-size-complex="14pt" style:font-weight-complex="normal"/>
    </style:style>
    <style:style style:name="P10" style:family="paragraph" style:parent-style-name="Standard">
      <style:text-properties style:text-position="0% 100%" fo:font-size="14pt" fo:font-weight="normal" officeooo:rsid="00ff4bad" officeooo:paragraph-rsid="013490ea" style:font-size-asian="14pt" style:font-weight-asian="normal" style:font-size-complex="14pt" style:font-weight-complex="normal"/>
    </style:style>
    <style:style style:name="P11" style:family="paragraph" style:parent-style-name="Standard">
      <style:text-properties style:text-position="0% 100%" fo:font-size="14pt" fo:font-weight="normal" officeooo:rsid="00ff4bad" officeooo:paragraph-rsid="013f0a82" style:font-size-asian="14pt" style:font-weight-asian="normal" style:font-size-complex="14pt" style:font-weight-complex="normal"/>
    </style:style>
    <style:style style:name="P12" style:family="paragraph" style:parent-style-name="Standard">
      <style:text-properties style:text-position="0% 100%" fo:font-size="14pt" style:text-underline-style="solid" style:text-underline-width="auto" style:text-underline-color="font-color" fo:font-weight="bold" officeooo:rsid="011aa48b" officeooo:paragraph-rsid="0134adf6" style:font-size-asian="14pt" style:font-weight-asian="bold" style:font-size-complex="14pt" style:font-weight-complex="bold"/>
    </style:style>
    <style:style style:name="P13" style:family="paragraph" style:parent-style-name="Standard">
      <style:text-properties style:text-position="0% 100%" fo:font-size="14pt" style:text-underline-style="solid" style:text-underline-width="auto" style:text-underline-color="font-color" fo:font-weight="bold" officeooo:rsid="011aa48b" officeooo:paragraph-rsid="013c2126" style:font-size-asian="14pt" style:font-weight-asian="bold" style:font-size-complex="14pt" style:font-weight-complex="bold"/>
    </style:style>
    <style:style style:name="P14" style:family="paragraph" style:parent-style-name="Standard">
      <style:text-properties style:text-position="0% 100%" fo:font-size="14pt" style:text-underline-style="solid" style:text-underline-width="auto" style:text-underline-color="font-color" fo:font-weight="bold" officeooo:rsid="0120c537" officeooo:paragraph-rsid="013f0a82" style:font-size-asian="14pt" style:font-weight-asian="bold" style:font-size-complex="14pt" style:font-weight-complex="bold"/>
    </style:style>
    <style:style style:name="P15" style:family="paragraph" style:parent-style-name="Standard">
      <style:text-properties style:text-position="0% 100%" fo:font-size="14pt" style:text-underline-style="solid" style:text-underline-width="auto" style:text-underline-color="font-color" fo:font-weight="bold" officeooo:rsid="0120c537" officeooo:paragraph-rsid="01420ef3" style:font-size-asian="14pt" style:font-weight-asian="bold" style:font-size-complex="14pt" style:font-weight-complex="bold"/>
    </style:style>
    <style:style style:name="P16" style:family="paragraph" style:parent-style-name="Standard">
      <style:text-properties style:text-position="0% 100%" fo:font-size="14pt" style:text-underline-style="solid" style:text-underline-width="auto" style:text-underline-color="font-color" fo:font-weight="bold" officeooo:rsid="012220cc" officeooo:paragraph-rsid="0134adf6" style:font-size-asian="14pt" style:font-weight-asian="bold" style:font-size-complex="14pt" style:font-weight-complex="bold"/>
    </style:style>
    <style:style style:name="P17" style:family="paragraph" style:parent-style-name="Standard">
      <style:text-properties style:text-position="0% 100%" fo:font-size="14pt" style:text-underline-style="solid" style:text-underline-width="auto" style:text-underline-color="font-color" fo:font-weight="bold" officeooo:rsid="013490ea" officeooo:paragraph-rsid="013490ea" style:font-size-asian="14pt" style:font-weight-asian="bold" style:font-size-complex="14pt" style:font-weight-complex="bold"/>
    </style:style>
    <style:style style:name="P18" style:family="paragraph" style:parent-style-name="Standard">
      <style:text-properties style:text-position="0% 100%" fo:font-size="14pt" style:text-underline-style="solid" style:text-underline-width="auto" style:text-underline-color="font-color" fo:font-weight="bold" officeooo:rsid="00ff4bad" officeooo:paragraph-rsid="0134adf6" style:font-size-asian="14pt" style:font-weight-asian="bold" style:font-size-complex="14pt" style:font-weight-complex="bold"/>
    </style:style>
    <style:style style:name="P19" style:family="paragraph" style:parent-style-name="Standard">
      <style:text-properties style:text-position="0% 100%" fo:font-size="14pt" style:text-underline-style="solid" style:text-underline-width="auto" style:text-underline-color="font-color" fo:font-weight="bold" officeooo:rsid="0134adf6" officeooo:paragraph-rsid="0134adf6" style:font-size-asian="14pt" style:font-weight-asian="bold" style:font-size-complex="14pt" style:font-weight-complex="bold"/>
    </style:style>
    <style:style style:name="P20" style:family="paragraph" style:parent-style-name="Standard">
      <style:text-properties style:text-position="0% 100%" fo:font-size="14pt" style:text-underline-style="solid" style:text-underline-width="auto" style:text-underline-color="font-color" fo:font-weight="bold" officeooo:rsid="011905b6" officeooo:paragraph-rsid="0134adf6" style:font-size-asian="14pt" style:font-weight-asian="bold" style:font-size-complex="14pt" style:font-weight-complex="bold"/>
    </style:style>
    <style:style style:name="P21" style:family="paragraph" style:parent-style-name="Standard">
      <style:text-properties style:text-position="0% 100%" fo:font-size="14pt" style:text-underline-style="solid" style:text-underline-width="auto" style:text-underline-color="font-color" fo:font-weight="bold" officeooo:rsid="011b6395" officeooo:paragraph-rsid="01369460" style:font-size-asian="14pt" style:font-weight-asian="bold" style:font-size-complex="14pt" style:font-weight-complex="bold"/>
    </style:style>
    <style:style style:name="P22" style:family="paragraph" style:parent-style-name="Standard">
      <style:text-properties style:text-position="0% 100%" fo:font-size="14pt" style:text-underline-style="solid" style:text-underline-width="auto" style:text-underline-color="font-color" fo:font-weight="bold" officeooo:rsid="01369460" officeooo:paragraph-rsid="01369460" style:font-size-asian="14pt" style:font-weight-asian="bold" style:font-size-complex="14pt" style:font-weight-complex="bold"/>
    </style:style>
    <style:style style:name="P23" style:family="paragraph" style:parent-style-name="Standard">
      <style:text-properties style:text-position="0% 100%" fo:font-size="14pt" style:text-underline-style="solid" style:text-underline-width="auto" style:text-underline-color="font-color" fo:font-weight="bold" officeooo:rsid="01376344" officeooo:paragraph-rsid="01376344" style:font-size-asian="14pt" style:font-weight-asian="bold" style:font-size-complex="14pt" style:font-weight-complex="bold"/>
    </style:style>
    <style:style style:name="P24" style:family="paragraph" style:parent-style-name="Standard">
      <style:text-properties style:text-position="0% 100%" fo:font-size="14pt" style:text-underline-style="solid" style:text-underline-width="auto" style:text-underline-color="font-color" fo:font-weight="bold" officeooo:rsid="011b8067" officeooo:paragraph-rsid="01376344" style:font-size-asian="14pt" style:font-weight-asian="bold" style:font-size-complex="14pt" style:font-weight-complex="bold"/>
    </style:style>
    <style:style style:name="P25" style:family="paragraph" style:parent-style-name="Standard">
      <style:text-properties style:text-position="0% 100%" fo:font-size="14pt" style:text-underline-style="solid" style:text-underline-width="auto" style:text-underline-color="font-color" fo:font-weight="bold" officeooo:rsid="0112e4ac" officeooo:paragraph-rsid="013c2126" style:font-size-asian="14pt" style:font-weight-asian="bold" style:font-size-complex="14pt" style:font-weight-complex="bold"/>
    </style:style>
    <style:style style:name="P26" style:family="paragraph" style:parent-style-name="Standard">
      <style:text-properties style:text-position="0% 100%" fo:font-size="14pt" style:text-underline-style="solid" style:text-underline-width="auto" style:text-underline-color="font-color" fo:font-weight="bold" officeooo:rsid="011404db" officeooo:paragraph-rsid="013c2126" style:font-size-asian="14pt" style:font-weight-asian="bold" style:font-size-complex="14pt" style:font-weight-complex="bold"/>
    </style:style>
    <style:style style:name="P27" style:family="paragraph" style:parent-style-name="Standard">
      <style:text-properties style:text-position="0% 100%" fo:font-size="14pt" style:text-underline-style="solid" style:text-underline-width="auto" style:text-underline-color="font-color" fo:font-weight="bold" officeooo:rsid="013d3fff" officeooo:paragraph-rsid="013d3fff" style:font-size-asian="14pt" style:font-weight-asian="bold" style:font-size-complex="14pt" style:font-weight-complex="bold"/>
    </style:style>
    <style:style style:name="P28" style:family="paragraph" style:parent-style-name="Standard">
      <style:text-properties style:text-position="0% 100%" fo:font-size="14pt" style:text-underline-style="solid" style:text-underline-width="auto" style:text-underline-color="font-color" fo:font-weight="bold" officeooo:rsid="013d9450" officeooo:paragraph-rsid="013d9450" style:font-size-asian="14pt" style:font-weight-asian="bold" style:font-size-complex="14pt" style:font-weight-complex="bold"/>
    </style:style>
    <style:style style:name="P29" style:family="paragraph" style:parent-style-name="Standard">
      <style:text-properties style:text-position="0% 100%" fo:font-size="14pt" style:text-underline-style="solid" style:text-underline-width="auto" style:text-underline-color="font-color" fo:font-weight="bold" officeooo:rsid="01174a8b" officeooo:paragraph-rsid="013f0a82" style:font-size-asian="14pt" style:font-weight-asian="bold" style:font-size-complex="14pt" style:font-weight-complex="bold"/>
    </style:style>
    <style:style style:name="P30" style:family="paragraph" style:parent-style-name="Standard">
      <style:text-properties style:text-position="0% 100%" fo:font-size="14pt" style:text-underline-style="solid" style:text-underline-width="auto" style:text-underline-color="font-color" fo:font-weight="bold" officeooo:rsid="013f0a82" officeooo:paragraph-rsid="013f0a82" style:font-size-asian="14pt" style:font-weight-asian="bold" style:font-size-complex="14pt" style:font-weight-complex="bold"/>
    </style:style>
    <style:style style:name="P31" style:family="paragraph" style:parent-style-name="Standard">
      <style:text-properties style:text-position="0% 100%" fo:font-size="14pt" style:text-underline-style="solid" style:text-underline-width="auto" style:text-underline-color="font-color" fo:font-weight="bold" officeooo:rsid="011cc4ef" officeooo:paragraph-rsid="013bb9f0" style:font-size-asian="14pt" style:font-weight-asian="bold" style:font-size-complex="14pt" style:font-weight-complex="bold"/>
    </style:style>
    <style:style style:name="P32" style:family="paragraph" style:parent-style-name="Standard">
      <style:text-properties style:text-position="0% 100%" fo:font-size="14pt" style:text-underline-style="solid" style:text-underline-width="auto" style:text-underline-color="font-color" fo:font-weight="bold" officeooo:rsid="01420ef3" officeooo:paragraph-rsid="01420ef3" style:font-size-asian="14pt" style:font-weight-asian="bold" style:font-size-complex="14pt" style:font-weight-complex="bold"/>
    </style:style>
    <style:style style:name="P33" style:family="paragraph" style:parent-style-name="Standard">
      <style:text-properties style:text-position="0% 100%" fo:font-size="14pt" style:text-underline-style="solid" style:text-underline-width="auto" style:text-underline-color="font-color" fo:font-weight="bold" officeooo:rsid="01434dcf" officeooo:paragraph-rsid="01434dcf" style:font-size-asian="14pt" style:font-weight-asian="bold" style:font-size-complex="14pt" style:font-weight-complex="bold"/>
    </style:style>
    <style:style style:name="P34" style:family="paragraph" style:parent-style-name="Standard">
      <style:text-properties style:text-position="0% 100%" fo:font-size="14pt" style:text-underline-style="solid" style:text-underline-width="auto" style:text-underline-color="font-color" fo:font-weight="bold" officeooo:rsid="01452cf4" officeooo:paragraph-rsid="01452cf4" style:font-size-asian="14pt" style:font-weight-asian="bold" style:font-size-complex="14pt" style:font-weight-complex="bold"/>
    </style:style>
    <style:style style:name="P35" style:family="paragraph" style:parent-style-name="Standard">
      <style:text-properties style:text-position="0% 100%" fo:font-size="14pt" style:text-underline-style="solid" style:text-underline-width="auto" style:text-underline-color="font-color" fo:font-weight="bold" officeooo:rsid="01304a8c" officeooo:paragraph-rsid="01452cf4" style:font-size-asian="14pt" style:font-weight-asian="bold" style:font-size-complex="14pt" style:font-weight-complex="bold"/>
    </style:style>
    <style:style style:name="P36" style:family="paragraph" style:parent-style-name="Standard">
      <style:text-properties style:text-position="0% 100%" fo:font-size="14pt" style:text-underline-style="solid" style:text-underline-width="auto" style:text-underline-color="font-color" fo:font-weight="bold" officeooo:rsid="012919fd" officeooo:paragraph-rsid="01452cf4" style:font-size-asian="14pt" style:font-weight-asian="bold" style:font-size-complex="14pt" style:font-weight-complex="bold"/>
    </style:style>
    <style:style style:name="P37" style:family="paragraph" style:parent-style-name="Standard">
      <style:text-properties style:text-position="0% 100%" fo:font-size="14pt" style:text-underline-style="solid" style:text-underline-width="auto" style:text-underline-color="font-color" fo:font-weight="bold" officeooo:rsid="0146f23e" officeooo:paragraph-rsid="0146f23e" style:font-size-asian="14pt" style:font-weight-asian="bold" style:font-size-complex="14pt" style:font-weight-complex="bold"/>
    </style:style>
    <style:style style:name="P38" style:family="paragraph" style:parent-style-name="Standard">
      <style:text-properties style:text-position="0% 100%" fo:font-size="14pt" style:text-underline-style="solid" style:text-underline-width="auto" style:text-underline-color="font-color" fo:font-weight="bold" officeooo:rsid="0148a162" officeooo:paragraph-rsid="0148a162" style:font-size-asian="14pt" style:font-weight-asian="bold" style:font-size-complex="14pt" style:font-weight-complex="bold"/>
    </style:style>
    <style:style style:name="P39" style:family="paragraph" style:parent-style-name="Standard">
      <style:text-properties style:text-position="0% 100%" fo:font-size="14pt" style:text-underline-style="solid" style:text-underline-width="auto" style:text-underline-color="font-color" fo:font-weight="bold" officeooo:rsid="014b5068" officeooo:paragraph-rsid="014b5068" style:font-size-asian="14pt" style:font-weight-asian="bold" style:font-size-complex="14pt" style:font-weight-complex="bold"/>
    </style:style>
    <style:style style:name="P40" style:family="paragraph" style:parent-style-name="Standard">
      <style:text-properties style:text-position="0% 100%" fo:font-size="14pt" style:text-underline-style="solid" style:text-underline-width="auto" style:text-underline-color="font-color" fo:font-weight="bold" officeooo:rsid="014e47d2" officeooo:paragraph-rsid="014e47d2" style:font-size-asian="14pt" style:font-weight-asian="bold" style:font-size-complex="14pt" style:font-weight-complex="bold"/>
    </style:style>
    <style:style style:name="P41" style:family="paragraph" style:parent-style-name="Standard">
      <style:text-properties style:text-position="0% 100%" fo:font-size="14pt" style:text-underline-style="solid" style:text-underline-width="auto" style:text-underline-color="font-color" fo:font-weight="bold" officeooo:rsid="014fa8bc" officeooo:paragraph-rsid="014fa8bc" style:font-size-asian="14pt" style:font-weight-asian="bold" style:font-size-complex="14pt" style:font-weight-complex="bold"/>
    </style:style>
    <style:style style:name="P42" style:family="paragraph" style:parent-style-name="Standard">
      <style:text-properties style:text-position="0% 100%" fo:font-size="14pt" style:text-underline-style="solid" style:text-underline-width="auto" style:text-underline-color="font-color" fo:font-weight="normal" officeooo:rsid="011b6395" officeooo:paragraph-rsid="0134adf6" style:font-size-asian="14pt" style:font-weight-asian="normal" style:font-size-complex="14pt" style:font-weight-complex="normal"/>
    </style:style>
    <style:style style:name="P43" style:family="paragraph" style:parent-style-name="Standard">
      <style:text-properties style:text-position="0% 100%" fo:font-size="14pt" style:text-underline-style="solid" style:text-underline-width="auto" style:text-underline-color="font-color" fo:font-weight="normal" officeooo:rsid="013bb9f0" officeooo:paragraph-rsid="013bb9f0" style:font-size-asian="14pt" style:font-weight-asian="normal" style:font-size-complex="14pt" style:font-weight-complex="normal"/>
    </style:style>
    <style:style style:name="P44" style:family="paragraph" style:parent-style-name="Standard">
      <style:text-properties style:text-position="0% 100%" fo:font-size="14pt" style:text-underline-style="solid" style:text-underline-width="auto" style:text-underline-color="font-color" fo:font-weight="normal" officeooo:rsid="011aa48b" officeooo:paragraph-rsid="013c2126" style:font-size-asian="14pt" style:font-weight-asian="normal" style:font-size-complex="14pt" style:font-weight-complex="normal"/>
    </style:style>
    <style:style style:name="P45" style:family="paragraph" style:parent-style-name="Standard">
      <style:text-properties style:text-position="0% 100%" fo:font-size="14pt" style:text-underline-style="none" fo:font-weight="normal" officeooo:rsid="011aa48b" officeooo:paragraph-rsid="0134adf6" style:font-size-asian="14pt" style:font-weight-asian="normal" style:font-size-complex="14pt" style:font-weight-complex="normal"/>
    </style:style>
    <style:style style:name="P46" style:family="paragraph" style:parent-style-name="Standard">
      <style:text-properties style:text-position="0% 100%" fo:font-size="14pt" style:text-underline-style="none" fo:font-weight="normal" officeooo:rsid="011aa48b" officeooo:paragraph-rsid="01369460" style:font-size-asian="14pt" style:font-weight-asian="normal" style:font-size-complex="14pt" style:font-weight-complex="normal"/>
    </style:style>
    <style:style style:name="P47" style:family="paragraph" style:parent-style-name="Standard">
      <style:text-properties style:text-position="0% 100%" fo:font-size="14pt" style:text-underline-style="none" fo:font-weight="normal" officeooo:rsid="011b6395" officeooo:paragraph-rsid="0134adf6" style:font-size-asian="14pt" style:font-weight-asian="normal" style:font-size-complex="14pt" style:font-weight-complex="normal"/>
    </style:style>
    <style:style style:name="P48" style:family="paragraph" style:parent-style-name="Standard">
      <style:text-properties style:text-position="0% 100%" fo:font-size="14pt" style:text-underline-style="none" fo:font-weight="normal" officeooo:rsid="011b6395" officeooo:paragraph-rsid="013c2126" style:font-size-asian="14pt" style:font-weight-asian="normal" style:font-size-complex="14pt" style:font-weight-complex="normal"/>
    </style:style>
    <style:style style:name="P49" style:family="paragraph" style:parent-style-name="Standard">
      <style:text-properties style:text-position="0% 100%" fo:font-size="14pt" style:text-underline-style="none" fo:font-weight="normal" officeooo:rsid="011b8067" officeooo:paragraph-rsid="013f0a82" style:font-size-asian="14pt" style:font-weight-asian="normal" style:font-size-complex="14pt" style:font-weight-complex="normal"/>
    </style:style>
    <style:style style:name="P50" style:family="paragraph" style:parent-style-name="Standard">
      <style:text-properties style:text-position="0% 100%" fo:font-size="14pt" style:text-underline-style="none" fo:font-weight="normal" officeooo:rsid="011b8067" officeooo:paragraph-rsid="013bb9f0" style:font-size-asian="14pt" style:font-weight-asian="normal" style:font-size-complex="14pt" style:font-weight-complex="normal"/>
    </style:style>
    <style:style style:name="P51" style:family="paragraph" style:parent-style-name="Standard">
      <style:text-properties style:text-position="0% 100%" fo:font-size="14pt" style:text-underline-style="none" fo:font-weight="normal" officeooo:rsid="011b8067" officeooo:paragraph-rsid="01407147" style:font-size-asian="14pt" style:font-weight-asian="normal" style:font-size-complex="14pt" style:font-weight-complex="normal"/>
    </style:style>
    <style:style style:name="P52" style:family="paragraph" style:parent-style-name="Standard">
      <style:text-properties style:text-position="0% 100%" fo:font-size="14pt" style:text-underline-style="none" fo:font-weight="normal" officeooo:rsid="011b8067" officeooo:paragraph-rsid="01420ef3" style:font-size-asian="14pt" style:font-weight-asian="normal" style:font-size-complex="14pt" style:font-weight-complex="normal"/>
    </style:style>
    <style:style style:name="P53" style:family="paragraph" style:parent-style-name="Standard">
      <style:text-properties style:text-position="0% 100%" fo:font-size="14pt" style:text-underline-style="none" fo:font-weight="normal" officeooo:rsid="0120c537" officeooo:paragraph-rsid="0134adf6" style:font-size-asian="14pt" style:font-weight-asian="normal" style:font-size-complex="14pt" style:font-weight-complex="normal"/>
    </style:style>
    <style:style style:name="P54" style:family="paragraph" style:parent-style-name="Standard">
      <style:text-properties style:text-position="0% 100%" fo:font-size="14pt" style:text-underline-style="none" fo:font-weight="normal" officeooo:rsid="00ff4bad" officeooo:paragraph-rsid="0134adf6" style:font-size-asian="14pt" style:font-weight-asian="normal" style:font-size-complex="14pt" style:font-weight-complex="normal"/>
    </style:style>
    <style:style style:name="P55" style:family="paragraph" style:parent-style-name="Standard">
      <style:text-properties style:text-position="0% 100%" fo:font-size="14pt" style:text-underline-style="none" fo:font-weight="normal" officeooo:rsid="0118555b" officeooo:paragraph-rsid="0134adf6" style:font-size-asian="14pt" style:font-weight-asian="normal" style:font-size-complex="14pt" style:font-weight-complex="normal"/>
    </style:style>
    <style:style style:name="P56" style:family="paragraph" style:parent-style-name="Standard">
      <style:text-properties style:text-position="0% 100%" fo:font-size="14pt" style:text-underline-style="none" fo:font-weight="normal" officeooo:rsid="0118555b" officeooo:paragraph-rsid="013f0a82" style:font-size-asian="14pt" style:font-weight-asian="normal" style:font-size-complex="14pt" style:font-weight-complex="normal"/>
    </style:style>
    <style:style style:name="P57" style:family="paragraph" style:parent-style-name="Standard">
      <style:text-properties style:text-position="0% 100%" fo:font-size="14pt" style:text-underline-style="none" fo:font-weight="normal" officeooo:rsid="0118555b" officeooo:paragraph-rsid="01420ef3" style:font-size-asian="14pt" style:font-weight-asian="normal" style:font-size-complex="14pt" style:font-weight-complex="normal"/>
    </style:style>
    <style:style style:name="P58" style:family="paragraph" style:parent-style-name="Standard">
      <style:text-properties style:text-position="0% 100%" fo:font-size="14pt" style:text-underline-style="none" fo:font-weight="normal" officeooo:rsid="01376344" officeooo:paragraph-rsid="01376344" style:font-size-asian="14pt" style:font-weight-asian="normal" style:font-size-complex="14pt" style:font-weight-complex="normal"/>
    </style:style>
    <style:style style:name="P59" style:family="paragraph" style:parent-style-name="Standard">
      <style:text-properties style:text-position="0% 100%" fo:font-size="14pt" style:text-underline-style="none" fo:font-weight="normal" officeooo:rsid="01393da7" officeooo:paragraph-rsid="01393da7" style:font-size-asian="14pt" style:font-weight-asian="normal" style:font-size-complex="14pt" style:font-weight-complex="normal"/>
    </style:style>
    <style:style style:name="P60" style:family="paragraph" style:parent-style-name="Standard">
      <style:text-properties style:text-position="0% 100%" fo:font-size="14pt" style:text-underline-style="none" fo:font-weight="normal" officeooo:rsid="0134adf6" officeooo:paragraph-rsid="0134adf6" style:font-size-asian="14pt" style:font-weight-asian="normal" style:font-size-complex="14pt" style:font-weight-complex="normal"/>
    </style:style>
    <style:style style:name="P61" style:family="paragraph" style:parent-style-name="Standard">
      <style:text-properties style:text-position="0% 100%" fo:font-size="14pt" style:text-underline-style="none" fo:font-weight="normal" officeooo:rsid="01369460" officeooo:paragraph-rsid="01369460" style:font-size-asian="14pt" style:font-weight-asian="normal" style:font-size-complex="14pt" style:font-weight-complex="normal"/>
    </style:style>
    <style:style style:name="P62" style:family="paragraph" style:parent-style-name="Standard">
      <style:text-properties style:text-position="0% 100%" fo:font-size="14pt" style:text-underline-style="none" fo:font-weight="normal" officeooo:rsid="0112e4ac" officeooo:paragraph-rsid="013c2126" style:font-size-asian="14pt" style:font-weight-asian="normal" style:font-size-complex="14pt" style:font-weight-complex="normal"/>
    </style:style>
    <style:style style:name="P63" style:family="paragraph" style:parent-style-name="Standard">
      <style:text-properties style:text-position="0% 100%" fo:font-size="14pt" style:text-underline-style="none" fo:font-weight="normal" officeooo:rsid="013c2126" officeooo:paragraph-rsid="013c2126" style:font-size-asian="14pt" style:font-weight-asian="normal" style:font-size-complex="14pt" style:font-weight-complex="normal"/>
    </style:style>
    <style:style style:name="P64" style:family="paragraph" style:parent-style-name="Standard">
      <style:text-properties style:text-position="0% 100%" fo:font-size="14pt" style:text-underline-style="none" fo:font-weight="normal" officeooo:rsid="013c2126" officeooo:paragraph-rsid="013bb9f0" style:font-size-asian="14pt" style:font-weight-asian="normal" style:font-size-complex="14pt" style:font-weight-complex="normal"/>
    </style:style>
    <style:style style:name="P65" style:family="paragraph" style:parent-style-name="Standard">
      <style:text-properties style:text-position="0% 100%" fo:font-size="14pt" style:text-underline-style="none" fo:font-weight="normal" officeooo:rsid="013d3fff" officeooo:paragraph-rsid="013d3fff" style:font-size-asian="14pt" style:font-weight-asian="normal" style:font-size-complex="14pt" style:font-weight-complex="normal"/>
    </style:style>
    <style:style style:name="P66" style:family="paragraph" style:parent-style-name="Standard">
      <style:text-properties style:text-position="0% 100%" fo:font-size="14pt" style:text-underline-style="none" fo:font-weight="normal" officeooo:rsid="011404db" officeooo:paragraph-rsid="013f0a82" style:font-size-asian="14pt" style:font-weight-asian="normal" style:font-size-complex="14pt" style:font-weight-complex="normal"/>
    </style:style>
    <style:style style:name="P67" style:family="paragraph" style:parent-style-name="Standard">
      <style:text-properties style:text-position="0% 100%" fo:font-size="14pt" style:text-underline-style="none" fo:font-weight="normal" officeooo:rsid="013d9450" officeooo:paragraph-rsid="013d9450" style:font-size-asian="14pt" style:font-weight-asian="normal" style:font-size-complex="14pt" style:font-weight-complex="normal"/>
    </style:style>
    <style:style style:name="P68" style:family="paragraph" style:parent-style-name="Standard">
      <style:text-properties style:text-position="0% 100%" fo:font-size="14pt" style:text-underline-style="none" fo:font-weight="normal" officeooo:rsid="01407147" officeooo:paragraph-rsid="01407147" style:font-size-asian="14pt" style:font-weight-asian="normal" style:font-size-complex="14pt" style:font-weight-complex="normal"/>
    </style:style>
    <style:style style:name="P69" style:family="paragraph" style:parent-style-name="Standard">
      <style:text-properties style:text-position="0% 100%" fo:font-size="14pt" style:text-underline-style="none" fo:font-weight="normal" officeooo:rsid="01420ef3" officeooo:paragraph-rsid="01420ef3" style:font-size-asian="14pt" style:font-weight-asian="normal" style:font-size-complex="14pt" style:font-weight-complex="normal"/>
    </style:style>
    <style:style style:name="P70" style:family="paragraph" style:parent-style-name="Standard">
      <style:text-properties style:text-position="0% 100%" fo:font-size="14pt" style:text-underline-style="none" fo:font-weight="normal" officeooo:rsid="01434dcf" officeooo:paragraph-rsid="01434dcf" style:font-size-asian="14pt" style:font-weight-asian="normal" style:font-size-complex="14pt" style:font-weight-complex="normal"/>
    </style:style>
    <style:style style:name="P71" style:family="paragraph" style:parent-style-name="Standard">
      <style:text-properties style:text-position="0% 100%" fo:font-size="14pt" style:text-underline-style="none" fo:font-weight="normal" officeooo:rsid="01452cf4" officeooo:paragraph-rsid="01452cf4" style:font-size-asian="14pt" style:font-weight-asian="normal" style:font-size-complex="14pt" style:font-weight-complex="normal"/>
    </style:style>
    <style:style style:name="P72" style:family="paragraph" style:parent-style-name="Standard">
      <style:text-properties style:text-position="0% 100%" fo:font-size="14pt" style:text-underline-style="none" fo:font-weight="normal" officeooo:rsid="0125be51" officeooo:paragraph-rsid="01452cf4" style:font-size-asian="14pt" style:font-weight-asian="normal" style:font-size-complex="14pt" style:font-weight-complex="normal"/>
    </style:style>
    <style:style style:name="P73" style:family="paragraph" style:parent-style-name="Standard">
      <style:text-properties style:text-position="0% 100%" fo:font-size="14pt" style:text-underline-style="none" fo:font-weight="normal" officeooo:rsid="01304a8c" officeooo:paragraph-rsid="01452cf4" style:font-size-asian="14pt" style:font-weight-asian="normal" style:font-size-complex="14pt" style:font-weight-complex="normal"/>
    </style:style>
    <style:style style:name="P74" style:family="paragraph" style:parent-style-name="Standard">
      <style:text-properties style:text-position="0% 100%" fo:font-size="14pt" style:text-underline-style="none" fo:font-weight="normal" officeooo:rsid="01304a8c" officeooo:paragraph-rsid="01434dcf" style:font-size-asian="14pt" style:font-weight-asian="normal" style:font-size-complex="14pt" style:font-weight-complex="normal"/>
    </style:style>
    <style:style style:name="P75" style:family="paragraph" style:parent-style-name="Standard">
      <style:text-properties style:text-position="0% 100%" fo:font-size="14pt" style:text-underline-style="none" fo:font-weight="normal" officeooo:rsid="012919fd" officeooo:paragraph-rsid="01452cf4" style:font-size-asian="14pt" style:font-weight-asian="normal" style:font-size-complex="14pt" style:font-weight-complex="normal"/>
    </style:style>
    <style:style style:name="P76" style:family="paragraph" style:parent-style-name="Standard">
      <style:text-properties style:text-position="0% 100%" fo:font-size="14pt" style:text-underline-style="none" fo:font-weight="normal" officeooo:rsid="0128222d" officeooo:paragraph-rsid="01452cf4" style:font-size-asian="14pt" style:font-weight-asian="normal" style:font-size-complex="14pt" style:font-weight-complex="normal"/>
    </style:style>
    <style:style style:name="P77" style:family="paragraph" style:parent-style-name="Standard">
      <style:text-properties style:text-position="0% 100%" fo:font-size="14pt" style:text-underline-style="none" fo:font-weight="normal" officeooo:rsid="0146f23e" officeooo:paragraph-rsid="0146f23e" style:font-size-asian="14pt" style:font-weight-asian="normal" style:font-size-complex="14pt" style:font-weight-complex="normal"/>
    </style:style>
    <style:style style:name="P78" style:family="paragraph" style:parent-style-name="Standard">
      <style:text-properties style:text-position="0% 100%" fo:font-size="14pt" style:text-underline-style="none" fo:font-weight="normal" officeooo:rsid="0148a162" officeooo:paragraph-rsid="0148a162" style:font-size-asian="14pt" style:font-weight-asian="normal" style:font-size-complex="14pt" style:font-weight-complex="normal"/>
    </style:style>
    <style:style style:name="P79" style:family="paragraph" style:parent-style-name="Standard">
      <style:text-properties style:text-position="0% 100%" fo:font-size="14pt" style:text-underline-style="none" fo:font-weight="normal" officeooo:rsid="014b5068" officeooo:paragraph-rsid="014b5068" style:font-size-asian="14pt" style:font-weight-asian="normal" style:font-size-complex="14pt" style:font-weight-complex="normal"/>
    </style:style>
    <style:style style:name="P80" style:family="paragraph" style:parent-style-name="Standard">
      <style:text-properties style:text-position="0% 100%" fo:font-size="14pt" style:text-underline-style="none" fo:font-weight="normal" officeooo:rsid="014d1662" officeooo:paragraph-rsid="014d1662" style:font-size-asian="14pt" style:font-weight-asian="normal" style:font-size-complex="14pt" style:font-weight-complex="normal"/>
    </style:style>
    <style:style style:name="P81" style:family="paragraph" style:parent-style-name="Standard">
      <style:text-properties style:text-position="0% 100%" fo:font-size="14pt" style:text-underline-style="none" fo:font-weight="normal" officeooo:rsid="014e47d2" officeooo:paragraph-rsid="014e47d2" style:font-size-asian="14pt" style:font-weight-asian="normal" style:font-size-complex="14pt" style:font-weight-complex="normal"/>
    </style:style>
    <style:style style:name="P82" style:family="paragraph" style:parent-style-name="Standard">
      <style:text-properties style:text-position="0% 100%" fo:font-size="14pt" style:text-underline-style="none" fo:font-weight="normal" officeooo:rsid="014fa8bc" officeooo:paragraph-rsid="014fa8bc" style:font-size-asian="14pt" style:font-weight-asian="normal" style:font-size-complex="14pt" style:font-weight-complex="normal"/>
    </style:style>
    <style:style style:name="P83" style:family="paragraph" style:parent-style-name="Standard">
      <style:text-properties style:text-position="0% 100%" fo:font-size="14pt" fo:font-weight="bold" officeooo:rsid="00ff1e32" officeooo:paragraph-rsid="013490ea" style:font-size-asian="14pt" style:font-weight-asian="bold" style:font-size-complex="14pt" style:font-weight-complex="bold"/>
    </style:style>
    <style:style style:name="P84" style:family="paragraph" style:parent-style-name="Standard">
      <style:paragraph-properties fo:text-align="center" style:justify-single-word="false"/>
      <style:text-properties fo:font-size="14pt" fo:font-weight="normal" officeooo:paragraph-rsid="00fee181" style:font-size-asian="14pt" style:font-weight-asian="normal" style:font-size-complex="14pt" style:font-weight-complex="normal"/>
    </style:style>
    <style:style style:name="P85" style:family="paragraph" style:parent-style-name="Standard">
      <style:paragraph-properties fo:text-align="center" style:justify-single-word="false"/>
      <style:text-properties fo:font-size="14pt" fo:font-weight="normal" officeooo:paragraph-rsid="013490ea" style:font-size-asian="14pt" style:font-weight-asian="normal" style:font-size-complex="14pt" style:font-weight-complex="normal"/>
    </style:style>
    <style:style style:name="P86" style:family="paragraph" style:parent-style-name="Standard">
      <style:paragraph-properties fo:text-align="center" style:justify-single-word="false"/>
      <style:text-properties fo:font-size="14pt" fo:font-weight="normal" officeooo:paragraph-rsid="01369460" style:font-size-asian="14pt" style:font-weight-asian="normal" style:font-size-complex="14pt" style:font-weight-complex="normal"/>
    </style:style>
    <style:style style:name="P87" style:family="paragraph" style:parent-style-name="Standard">
      <style:paragraph-properties fo:text-align="center" style:justify-single-word="false"/>
      <style:text-properties fo:font-size="14pt" fo:font-weight="normal" officeooo:paragraph-rsid="013bb9f0" style:font-size-asian="14pt" style:font-weight-asian="normal" style:font-size-complex="14pt" style:font-weight-complex="normal"/>
    </style:style>
    <style:style style:name="P88" style:family="paragraph" style:parent-style-name="Standard">
      <style:paragraph-properties fo:text-align="center" style:justify-single-word="false"/>
      <style:text-properties fo:font-size="14pt" fo:font-weight="normal" officeooo:paragraph-rsid="013f0a82" style:font-size-asian="14pt" style:font-weight-asian="normal" style:font-size-complex="14pt" style:font-weight-complex="normal"/>
    </style:style>
    <style:style style:name="P89" style:family="paragraph" style:parent-style-name="Standard">
      <style:paragraph-properties fo:text-align="center" style:justify-single-word="false"/>
      <style:text-properties fo:font-size="14pt" fo:font-weight="normal" officeooo:paragraph-rsid="01407147" style:font-size-asian="14pt" style:font-weight-asian="normal" style:font-size-complex="14pt" style:font-weight-complex="normal"/>
    </style:style>
    <style:style style:name="P90" style:family="paragraph" style:parent-style-name="Standard">
      <style:paragraph-properties fo:text-align="center" style:justify-single-word="false"/>
      <style:text-properties fo:font-size="14pt" fo:font-weight="normal" officeooo:paragraph-rsid="01420ef3" style:font-size-asian="14pt" style:font-weight-asian="normal" style:font-size-complex="14pt" style:font-weight-complex="normal"/>
    </style:style>
    <style:style style:name="P91" style:family="paragraph" style:parent-style-name="Standard">
      <style:text-properties fo:font-size="14pt" style:text-underline-style="solid" style:text-underline-width="auto" style:text-underline-color="font-color" fo:font-weight="bold" officeooo:rsid="00fee181" officeooo:paragraph-rsid="013490ea" style:font-size-asian="14pt" style:font-weight-asian="bold" style:font-size-complex="14pt" style:font-weight-complex="bold"/>
    </style:style>
    <style:style style:name="P92" style:family="paragraph" style:parent-style-name="Standard">
      <style:text-properties fo:font-size="14pt" style:text-underline-style="solid" style:text-underline-width="auto" style:text-underline-color="font-color" fo:font-weight="bold" officeooo:rsid="00fee181" officeooo:paragraph-rsid="01369460" style:font-size-asian="14pt" style:font-weight-asian="bold" style:font-size-complex="14pt" style:font-weight-complex="bold"/>
    </style:style>
    <style:style style:name="P93" style:family="paragraph" style:parent-style-name="Standard">
      <style:paragraph-properties fo:text-align="center" style:justify-single-word="false"/>
      <style:text-properties fo:font-size="32pt" fo:font-weight="bold" officeooo:rsid="013490ea" officeooo:paragraph-rsid="013490ea" style:font-size-asian="32pt" style:font-weight-asian="bold" style:font-size-complex="32pt" style:font-weight-complex="bold"/>
    </style:style>
    <style:style style:name="P94" style:family="paragraph" style:parent-style-name="Standard">
      <style:paragraph-properties fo:text-align="center" style:justify-single-word="false" fo:break-before="page"/>
      <style:text-properties fo:font-size="32pt" fo:font-weight="bold" officeooo:rsid="0039062d" officeooo:paragraph-rsid="0039062d" style:font-size-asian="32pt" style:font-weight-asian="bold" style:font-size-complex="32pt" style:font-weight-complex="bold"/>
    </style:style>
    <style:style style:name="T1" style:family="text">
      <style:text-properties fo:font-weight="bold" style:font-weight-asian="bold" style:font-weight-complex="bold"/>
    </style:style>
    <style:style style:name="T2" style:family="text">
      <style:text-properties fo:font-weight="bold" officeooo:rsid="0134adf6" style:font-weight-asian="bold" style:font-weight-complex="bold"/>
    </style:style>
    <style:style style:name="T3" style:family="text">
      <style:text-properties fo:font-weight="bold" officeooo:rsid="01369460" style:font-weight-asian="bold" style:font-weight-complex="bold"/>
    </style:style>
    <style:style style:name="T4" style:family="text">
      <style:text-properties fo:font-weight="bold" officeooo:rsid="0152131d" style:font-weight-asian="bold" style:font-weight-complex="bold"/>
    </style:style>
    <style:style style:name="T5" style:family="text">
      <style:text-properties style:text-position="super 58%"/>
    </style:style>
    <style:style style:name="T6" style:family="text">
      <style:text-properties style:text-position="super 58%" style:text-underline-style="none"/>
    </style:style>
    <style:style style:name="T7" style:family="text">
      <style:text-properties style:text-position="super 58%" style:text-underline-style="none" officeooo:rsid="011b6395"/>
    </style:style>
    <style:style style:name="T8" style:family="text">
      <style:text-properties style:text-position="0% 100%"/>
    </style:style>
    <style:style style:name="T9" style:family="text">
      <style:text-properties style:text-position="0% 100%" officeooo:rsid="00ff1e32"/>
    </style:style>
    <style:style style:name="T10" style:family="text">
      <style:text-properties style:text-position="0% 100%" officeooo:rsid="013490ea"/>
    </style:style>
    <style:style style:name="T11" style:family="text">
      <style:text-properties style:text-position="0% 100%" officeooo:rsid="01369460"/>
    </style:style>
    <style:style style:name="T12" style:family="text">
      <style:text-properties style:text-position="0% 100%" officeooo:rsid="01376344"/>
    </style:style>
    <style:style style:name="T13" style:family="text">
      <style:text-properties fo:font-size="20pt" fo:font-weight="bold" style:font-size-asian="20pt" style:font-weight-asian="bold" style:font-size-complex="20pt" style:font-weight-complex="bold"/>
    </style:style>
    <style:style style:name="T14" style:family="text">
      <style:text-properties fo:font-size="20pt" fo:font-weight="bold" officeooo:rsid="00f229d3" style:font-size-asian="20pt" style:font-weight-asian="bold" style:font-size-complex="20pt" style:font-weight-complex="bold"/>
    </style:style>
    <style:style style:name="T15" style:family="text">
      <style:text-properties fo:font-size="20pt" fo:font-weight="bold" officeooo:rsid="00fee181" style:font-size-asian="20pt" style:font-weight-asian="bold" style:font-size-complex="20pt" style:font-weight-complex="bold"/>
    </style:style>
    <style:style style:name="T16" style:family="text">
      <style:text-properties fo:font-size="20pt" fo:font-weight="bold" officeooo:rsid="013490ea" style:font-size-asian="20pt" style:font-weight-asian="bold" style:font-size-complex="20pt" style:font-weight-complex="bold"/>
    </style:style>
    <style:style style:name="T17" style:family="text">
      <style:text-properties fo:font-size="20pt" fo:font-weight="bold" officeooo:rsid="01369460" style:font-size-asian="20pt" style:font-weight-asian="bold" style:font-size-complex="20pt" style:font-weight-complex="bold"/>
    </style:style>
    <style:style style:name="T18" style:family="text">
      <style:text-properties fo:font-size="20pt" fo:font-weight="bold" officeooo:rsid="013bb9f0" style:font-size-asian="20pt" style:font-weight-asian="bold" style:font-size-complex="20pt" style:font-weight-complex="bold"/>
    </style:style>
    <style:style style:name="T19" style:family="text">
      <style:text-properties fo:font-size="20pt" fo:font-weight="bold" officeooo:rsid="013f0a82" style:font-size-asian="20pt" style:font-weight-asian="bold" style:font-size-complex="20pt" style:font-weight-complex="bold"/>
    </style:style>
    <style:style style:name="T20" style:family="text">
      <style:text-properties fo:font-size="20pt" fo:font-weight="bold" officeooo:rsid="01407147" style:font-size-asian="20pt" style:font-weight-asian="bold" style:font-size-complex="20pt" style:font-weight-complex="bold"/>
    </style:style>
    <style:style style:name="T21" style:family="text">
      <style:text-properties fo:font-size="20pt" fo:font-weight="bold" officeooo:rsid="01420ef3" style:font-size-asian="20pt" style:font-weight-asian="bold" style:font-size-complex="20pt" style:font-weight-complex="bold"/>
    </style:style>
    <style:style style:name="T22" style:family="text">
      <style:text-properties officeooo:rsid="00ff4bad"/>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1198c2e" style:font-weight-asian="normal" style:font-weight-complex="normal"/>
    </style:style>
    <style:style style:name="T26" style:family="text">
      <style:text-properties style:text-underline-style="none" fo:font-weight="normal" officeooo:rsid="011b8067" style:font-weight-asian="normal" style:font-weight-complex="normal"/>
    </style:style>
    <style:style style:name="T27" style:family="text">
      <style:text-properties style:text-underline-style="none" fo:font-weight="normal" officeooo:rsid="0134adf6" style:font-weight-asian="normal" style:font-weight-complex="normal"/>
    </style:style>
    <style:style style:name="T28" style:family="text">
      <style:text-properties style:text-underline-style="none" fo:font-weight="normal" officeooo:rsid="013f0a82" style:font-weight-asian="normal" style:font-weight-complex="normal"/>
    </style:style>
    <style:style style:name="T29" style:family="text">
      <style:text-properties style:text-underline-style="none" officeooo:rsid="011b6395"/>
    </style:style>
    <style:style style:name="T30" style:family="text">
      <style:text-properties style:text-underline-style="none" officeooo:rsid="011b8067"/>
    </style:style>
    <style:style style:name="T31" style:family="text">
      <style:text-properties style:text-underline-style="none" officeooo:rsid="010455d9"/>
    </style:style>
    <style:style style:name="T32" style:family="text">
      <style:text-properties style:text-underline-style="none" officeooo:rsid="0134adf6"/>
    </style:style>
    <style:style style:name="T33" style:family="text">
      <style:text-properties style:text-underline-style="none" officeooo:rsid="013c2126"/>
    </style:style>
    <style:style style:name="T34" style:family="text">
      <style:text-properties style:text-underline-style="none" officeooo:rsid="0148a162"/>
    </style:style>
    <style:style style:name="T35" style:family="text">
      <style:text-properties officeooo:rsid="0114a533"/>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style:text-underline-style="solid" style:text-underline-width="auto" style:text-underline-color="font-color" officeooo:rsid="013490ea"/>
    </style:style>
    <style:style style:name="T39" style:family="text">
      <style:text-properties style:text-underline-style="solid" style:text-underline-width="auto" style:text-underline-color="font-color" officeooo:rsid="01369460"/>
    </style:style>
    <style:style style:name="T40" style:family="text">
      <style:text-properties officeooo:rsid="013490ea"/>
    </style:style>
    <style:style style:name="T41" style:family="text">
      <style:text-properties officeooo:rsid="0134adf6"/>
    </style:style>
    <style:style style:name="T42" style:family="text">
      <style:text-properties officeooo:rsid="01369460"/>
    </style:style>
    <style:style style:name="T43" style:family="text">
      <style:text-properties officeooo:rsid="01376344"/>
    </style:style>
    <style:style style:name="T44" style:family="text">
      <style:text-properties fo:font-style="italic" style:font-style-asian="italic" style:font-style-complex="italic"/>
    </style:style>
    <style:style style:name="T45" style:family="text">
      <style:text-properties fo:font-style="normal" style:font-style-asian="normal" style:font-style-complex="normal"/>
    </style:style>
    <style:style style:name="T46" style:family="text">
      <style:text-properties officeooo:rsid="013bb9f0"/>
    </style:style>
    <style:style style:name="T47" style:family="text">
      <style:text-properties officeooo:rsid="013c2126"/>
    </style:style>
    <style:style style:name="T48" style:family="text">
      <style:text-properties officeooo:rsid="011b6395"/>
    </style:style>
    <style:style style:name="T49" style:family="text">
      <style:text-properties officeooo:rsid="013f0a82"/>
    </style:style>
    <style:style style:name="T50" style:family="text">
      <style:text-properties officeooo:rsid="01420ef3"/>
    </style:style>
    <style:style style:name="T51" style:family="text">
      <style:text-properties officeooo:rsid="01434dcf"/>
    </style:style>
    <style:style style:name="T52" style:family="text">
      <style:text-properties officeooo:rsid="01452cf4"/>
    </style:style>
    <style:style style:name="T53" style:family="text">
      <style:text-properties officeooo:rsid="0146f23e"/>
    </style:style>
    <style:style style:name="T54" style:family="text">
      <style:text-properties officeooo:rsid="0148a162"/>
    </style:style>
    <style:style style:name="T55" style:family="text">
      <style:text-properties officeooo:rsid="014d1662"/>
    </style:style>
    <style:style style:name="T56" style:family="text">
      <style:text-properties officeooo:rsid="014e47d2"/>
    </style:style>
    <style:style style:name="T57" style:family="text">
      <style:text-properties officeooo:rsid="014fa8bc"/>
    </style:style>
    <style:style style:name="T58" style:family="text">
      <style:text-properties officeooo:rsid="0150dc5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Meataxe64</text:p>
      <text:p text:style-name="P93">To Do List.</text:p>
      <text:p text:style-name="P1">R. A. Parker. <text:span text:style-name="T50"><text:s/>4.10.2017-5.10.2017</text:span>.</text:p>
      <text:p text:style-name="P9"/>
      <text:p text:style-name="P84"><text:span text:style-name="T13">Section </text:span><text:span text:style-name="T15">1</text:span><text:span text:style-name="T13"> – </text:span><text:span text:style-name="T17">My p</text:span><text:span text:style-name="T16">rogramming to do for V2c</text:span><text:span text:style-name="T14">.</text:span></text:p>
      <text:p text:style-name="P2"/>
      <text:p text:style-name="P17">1.1 Upgrade fTranspose to chop on disk.</text:p>
      <text:p text:style-name="P5">If a matrix does not fit in memory, the fTranspose function should proceed by reading a batch of rows, transposing that, then writing it out to a temporary file before proceeding to the next batch of rows. <text:s/>Once the entire matrix has been written out this way, the second phase can read through all the temporary files at once and combine them to make the output matrix, again doing a chunk at a time.</text:p>
      <text:p text:style-name="P5"/>
      <text:p text:style-name="P17">1.2 Upgrade mmul so it can read repeatedly through matrix B.</text:p>
      <text:p text:style-name="P5">The "mezzanine" multiply routine mmul is currently restricted to working with matrices such that the mutliplication is entirely in memory. <text:s/>It should be upgraded to add a further strategy that reads repeatedly though matrix B, holding a slice of A and of C in memory, so that matrices of essentially arbitrary size can be multiplied without needing temporary files. <text:s/>For matrices of considerable size, this is, I think, <text:s/>the fastest way, though for really gigantic matrices it will be necessary to chop on disk.</text:p>
      <text:p text:style-name="P5"/>
      <text:p text:style-name="P18"><text:span text:style-name="T41">1.</text:span>3 Write <text:span text:style-name="T42">first version of fWriteOverSubfield - each entry -&gt; little matrix.</text:span></text:p>
      <text:p text:style-name="P60">This function, which takes each entry <text:s/>of the input matrix and writes it as a little matrix over a subfield, should be written, at least to work with small fields. <text:s/>Later we can think about how to do this in general - there are probably several strategies needed depending on whether look-up tables are appropriate and whether the target is the ground field, but at present it does not even exist for taking a GF(4) matrix and writing it over GF(2) in double the dimension.</text:p>
      <text:p text:style-name="P54"/>
      <text:p text:style-name="P23">1.4 A function to multiply an NREF matrix by an arbitrary matrix.</text:p>
      <text:p text:style-name="P58">To compute the action of a generator on an invariant subspace, it seems silly to produce the invariant subspace <text:span text:style-name="T44">as a flat matrix.</text:span><text:span text:style-name="T45"> <text:s/>Instead a function is needed to do this. <text:s/>It is not too hard once the component functions are available.</text:span></text:p>
      <text:p text:style-name="P54"/>
      <text:p text:style-name="P22">1.<text:span text:style-name="T43">5</text:span> Write a function to get the action of a generator on an invariant subspace.</text:p>
      <text:p text:style-name="P58">The main dependency here is to multiply an NREF. <text:s/>Once this is available, the rest is simple.</text:p>
      <text:p text:style-name="P58"/>
      <text:p text:style-name="P23">1.6 Write a function to get the action of a generator on a quotient space.</text:p>
      <text:p text:style-name="P58">This is mainly a row-extract, multiply and column-extract - fairly easy.</text:p>
      <text:p text:style-name="P58"/>
      <text:p text:style-name="P23">1.7 The "invert" function should be available as a function, not just a program.</text:p>
      <text:p text:style-name="P58"><text:soft-page-break/>This is a simple restructuring job that I think we forgot.</text:p>
      <text:p text:style-name="P54"/>
      <text:p text:style-name="P86"><text:span text:style-name="T13">Section </text:span><text:span text:style-name="T17">2</text:span><text:span text:style-name="T13"> – </text:span><text:span text:style-name="T17">Higher level programs needed</text:span><text:span text:style-name="T14">.</text:span></text:p>
      <text:p text:style-name="P4"/>
      <text:p text:style-name="P92"><text:span text:style-name="T11">2</text:span><text:span text:style-name="T9">.</text:span><text:span text:style-name="T8">1 <text:s/></text:span><text:span text:style-name="T12">Function and program to s</text:span><text:span text:style-name="T11">pin up subspace under generators</text:span></text:p>
      <text:p text:style-name="P61">The function required here takes an initial set of vectors and a collection of generators and produces, in NREF as bit-string and a remnant, <text:s/>the smallest space containing all the initial vectors and invariant under the generators.</text:p>
      <text:p text:style-name="P61"/>
      <text:p text:style-name="P24"><text:span text:style-name="T43">2.2</text:span> <text:span text:style-name="T43">Function and program to make a </text:span>standard base program.</text:p>
      <text:p text:style-name="P59"><text:span text:style-name="T42">T</text:span>his is a bit like spinning up a subspace, but the original vectors are used for multiplication, not the Gaussian ones.</text:p>
      <text:p text:style-name="P61"/>
      <text:p text:style-name="P85"><text:span text:style-name="T13">Section </text:span><text:span text:style-name="T17">3</text:span><text:span text:style-name="T13"> – </text:span><text:span text:style-name="T16">Programming to do at some point</text:span><text:span text:style-name="T14">.</text:span></text:p>
      <text:p text:style-name="P3"/>
      <text:p text:style-name="P91"><text:span text:style-name="T11">3</text:span><text:span text:style-name="T9">.</text:span><text:span text:style-name="T8">1 <text:s/>Include a "linear forms" strategy in </text:span><text:span text:style-name="T10">fFieldExtend</text:span><text:span text:style-name="T8">.</text:span></text:p>
      <text:p text:style-name="P6">At present, the <text:span text:style-name="T40">fFieldExtend function, when further extending a field that is already an extension of the prime field uses</text:span> a look-up table<text:span text:style-name="T40"> small-field -&gt; large field</text:span>, for which the memory allocation may fail if the input field is already a very large<text:span text:style-name="T40"> and/or of the memory limit (MEGABYTES in tuning.h) will not allow it. <text:s/>In any cases it may </text:span>be inappropriately slow if the input matrix has significantly fewer entries than the order of the input field. <text:s text:c="2"/>An alternative method is to use the PExtract function to get (some of) the matrix expressed over the ground field, to do linear forms on these matrices to get the input to PAssemble, which is then called.</text:p>
      <text:p text:style-name="P6"/>
      <text:p text:style-name="P83"><text:span text:style-name="T39">3</text:span><text:span text:style-name="T36">.2 Include a "linear forms" strategy in </text:span><text:span text:style-name="T38">fFieldContract</text:span><text:span text:style-name="T36">.</text:span></text:p>
      <text:p text:style-name="P7">The <text:span text:style-name="T40">fFieldContract function fails if the starting field is greater than 65536 and the target field is different and not the ground field. <text:s/>An alternate strategy should be implemented to </text:span>use PExtract and PAssemble<text:span text:style-name="T22"> to avoid this restriction.</text:span></text:p>
      <text:p text:style-name="P7"/>
      <text:p text:style-name="P19"><text:span text:style-name="T42">3</text:span>.3 Upgrade fMultiply to chop on disk.</text:p>
      <text:p text:style-name="P8">The first step should be to upgrade mmul (as mentioned in section 1). <text:s/>It is also possible, and ultimately desirable, to use temporary files and chop the matrix on disk, calling mmul to multiply them and then reassembling at the end.</text:p>
      <text:p text:style-name="P55"/>
      <text:p text:style-name="P20"><text:span text:style-name="T42">3.4</text:span> Use the HPMI in slab echelize.</text:p>
      <text:p text:style-name="P20"><text:span text:style-name="T24">At present, the slab echelize is done in Dfmt without grease, contrasting starkly with the performance of matrix multiplication in the fast fields, and requiring multi-core Gaussian operations to chop much more than would otherwise be necessary to try to avoid too much slab echelization. <text:s/>The correct approach for fast </text:span><text:span text:style-name="T27">(HPMI) </text:span><text:span text:style-name="T24">fields is that slab echelize should itself chop into cauldron-scale blocks and use the HPMI to do most of the work. <text:s/>This requires significant upgrade to the HPMI, so that columns can be extracted from Cfmt and to </text:span><text:span text:style-name="T25">enable </text:span><text:span text:style-name="T24">conver</text:span><text:span text:style-name="T25">sion from</text:span><text:span text:style-name="T24"> Dfmt to Cfmt (not needed for multiplication). <text:s/>Some, but not all, of this reorganization work has been done.</text:span><text:span text:style-name="T26"> <text:s/>The additional linear forms routine to extract into Cfmt</text:span><text:span text:style-name="T27"> has, I think, already been implemented though not tested.</text:span></text:p>
      <text:p text:style-name="P47"><text:soft-page-break/></text:p>
      <text:p text:style-name="P42"><text:span text:style-name="T3">3</text:span><text:span text:style-name="T2">.5</text:span><text:span text:style-name="T1"> Write the HPMI for characteristic 5</text:span><text:span text:style-name="T23">.</text:span></text:p>
      <text:p text:style-name="P42"><text:span text:style-name="T32">The "logic 13" "bit-slice" method for characteristic 5 has been known for a couple of years, and at some point it should be implemented. <text:s/>The basic idea is to use two slices of grease level 3 at a cauldron length of 512 bits</text:span><text:span text:style-name="T30"> of extended Bfmt (four rows per projective vector, or 2 x 128 (=124+4!) x 64 bytes - 16KB for the brick). <text:s/>The speed-up factor should be of the order of 60 over the current system</text:span><text:span text:style-name="T32">.</text:span></text:p>
      <text:p text:style-name="P53"/>
      <text:p text:style-name="P16"><text:span text:style-name="T42">3.</text:span>6 More pieces of the tensor Nth power can be written.</text:p>
      <text:p text:style-name="P60">Currently we have skew-square, symmetric square and skew-cube (and Frobenius). <text:s/>There is clearly a place for continuing the (infinite) task of producing more, ideally with the Cut-n-Paste method used at the deepest point of the loop. <text:s/>We might also attempt a generic skew Nth power and a generic symmetric Nth power, and possibly even an arbitrary piece program which, although perhaps slow, may well have applications occasionally. <text:s/>Possibly a utility program could be developed to produce a library of input data for the "arbitrary piece" program somehow.</text:p>
      <text:p text:style-name="P45"/>
      <text:p text:style-name="P12"><text:span text:style-name="T42">3.7 </text:span>Include prime field case in DCut and DPaste.</text:p>
      <text:p text:style-name="P60">At present, DCut and DPaste do not function on the prime-field if it is different from the actual field. <text:s/>To be honest I have not yet found this to be a pain point, and it is not clear that this should be done. <text:s/>It probably isn't that hard, though it will need some thought in the area of early8 and late8 tables, which will need to be computed for the ground field, and in the case of 4,8,16,9, both tables would be needed. <text:s/>I think the first thing is to think out whether there is a genuine need for this.</text:p>
      <text:p text:style-name="P46"/>
      <text:p text:style-name="P21"><text:span text:style-name="T42">3.8</text:span> <text:span text:style-name="T42">fMultiplyAdd should do less disk I/O.</text:span></text:p>
      <text:p text:style-name="P61">The mezzanine multiply routine does a multiply, not a multiply-and-add. <text:s/>Under some circumstances anyway another mezzanine routine could be produced to do an add at the same time without needing a temporary disk file for the product, saving considerable disk IO.</text:p>
      <text:p text:style-name="P46"/>
      <text:p text:style-name="P13"><text:span text:style-name="T47">3.9</text:span> Include more extension fields.</text:p>
      <text:p text:style-name="P44"><text:span text:style-name="T23">In characteristics 2 and 3, larger extension fields are simply a question of working out the relevant linear forms, and there is even some software to assist with these computations. <text:s/>A real attempt should be made to do some of this work, so that fields like 32, 64, 27 and 81 are available at high speed. <text:s/>On another front, cubic extensions (with the exception of 8 and 27</text:span><text:span text:style-name="T29"> and 343</text:span><text:span text:style-name="T23">) can be treated by a generic method</text:span><text:span text:style-name="T29"> that assumes that the term in X</text:span><text:span text:style-name="T7">2</text:span><text:span text:style-name="T29"> is zero in the Conway polynomial (which is not true for 343!). <text:s/>None of this work is particularly hard, but it is time consuming and requires th</text:span><text:span text:style-name="T34">o</text:span><text:span text:style-name="T29">rough testing.</text:span></text:p>
      <text:p text:style-name="P48"/>
      <text:p text:style-name="P28"><text:span text:style-name="T48">3</text:span>.10 pcbitread and pcbitset should be removed.</text:p>
      <text:p text:style-name="P67">These functions are currently part of pcrit, and rely on the bitset and bittest instructions. <text:s/>However, these instructions are very slow on all chips, at least up to Ryzen and Skylake, and they should be removed from pcrit, renamed, and put back into the bitstring routines.</text:p>
      <text:p text:style-name="P67"/>
      <text:p text:style-name="P28"><text:soft-page-break/>3.11 fMulMatrixMap should use transpose.</text:p>
      <text:p text:style-name="P67">The current implementation is based on DUnpak, FieldAdd and DPak, which is slow and may be too slow for some applications. <text:s/>A better way is to read in a chunk, transpose it, do a row-map, transpose it back and then write it out. <text:s/>It would be better to pre-process the map (basically to transpose it) so that the row-map may be done in a more cache-friendly fashion, with no need to zeroize when a point goes to it, and we can move in the first vector and add the rest, saving the add (especially for permutations, and even more especially for large composite fields where the add may be very slow).</text:p>
      <text:p text:style-name="P67"/>
      <text:p text:style-name="P28">3.12 Convert matrix into "sparsified" format.</text:p>
      <text:p text:style-name="P67">The sparsification procedure probably starts by making the sparsification basis and then conjugating by it (invert and two multiplies). <text:s/>The program that converts the result into sparsified format is already clear, and this will enable the design, build and testing of the multiplication by sparsifed matrices, and onwards to characteristic polynomial. <text:s/>Although of little practical use on its own, it is one thing to get out of the way.</text:p>
      <text:p text:style-name="P67"/>
      <text:p text:style-name="P34">3.13 Write results of Gaussian using a separate thread and subroutine.</text:p>
      <text:p text:style-name="P71">At the moment, much of the Gaussian code is concerned with computing the answer files once the music has stopped, and a software reorganization is overdue in this area.</text:p>
      <text:p text:style-name="P71"/>
      <text:p text:style-name="P34">3.14 Avoid the use of HPMI for small matrices.</text:p>
      <text:p text:style-name="P71">The "slab" routines should look at the sizes of the matrix, as well as the existence or otherwise of the HPMI, to decide on a strategy. <text:s/>At present, even a 1 x 1 matrix is multiplied using the full power of the HPMI - clearly a sledge-hammer to crack a nut.</text:p>
      <text:p text:style-name="P76"/>
      <text:p text:style-name="P36"><text:span text:style-name="T52">3.15</text:span>. <text:s/>Eliminate copies in PC0 and MCP.</text:p>
      <text:p text:style-name="P75">Since (so far at least) a MOJ is never changed after production, there is never any need to copy the data - it is always sufficient to copy the MOJ pointer.</text:p>
      <text:p text:style-name="P75"/>
      <text:p text:style-name="P38">3.16 Write HPMI for AS-code primes.</text:p>
      <text:p text:style-name="P78">A tremendous amount of work has been done to find suitable AS, AAS and AASS codes, which should make working on moderate primes (maybe 11-5,000) as fast as I can make them. <text:s/>It remains to actually code this stuff up.</text:p>
      <text:p text:style-name="P78"/>
      <text:p text:style-name="P38">3.17 Write HPMI for multiplication primes.</text:p>
      <text:p text:style-name="P78">For primes over <text:s/>about 5,000, the fastest way to multiply matrices is, as far as I know, to utilize various types of multiplication instruction, accumulating 32 or 64-bit results using vector arithmetic, and ultimately using the scalar 64x64-&gt;128 instruction.</text:p>
      <text:p text:style-name="P10"/>
      <text:p text:style-name="P87"><text:span text:style-name="T13">Section </text:span><text:span text:style-name="T18">4</text:span><text:span text:style-name="T13"> – </text:span><text:span text:style-name="T18">Things to consider.</text:span></text:p>
      <text:p text:style-name="P50"/>
      <text:p text:style-name="P31"><text:span text:style-name="T46">4.1</text:span> Sort out the setting of the field.</text:p>
      <text:p text:style-name="P43"><text:span text:style-name="T31">A</text:span><text:span text:style-name="T23">t present, when the field is set, the setting routine works out what power of a prime the field order is, and computes the Conway polynomial. <text:s/>These can both take </text:span><text:soft-page-break/><text:span text:style-name="T23">considerable time when the field order is a prime (only) close to 2</text:span><text:span text:style-name="T6">64</text:span><text:span text:style-name="T23">, as the software checks that the field order really is a prime (and does this by trial division) and must also compute the smallest primitive root</text:span><text:span text:style-name="T33">. <text:s/></text:span><text:span text:style-name="T23">To do this it must factorize p-1, and again this is done by trial division.</text:span></text:p>
      <text:p text:style-name="P43"><text:span text:style-name="T23">I think the solution is to put a #define in field.c, normally commented out, but if set, primality testing is not done and the factorization of p-1 is terminated early. <text:s/>A utility is then needed to check that the "prime" really is prime and that the early termination does not result in the wrong primitive root being found. <text:s/>The utility is run once on a matrix with the given "prime" field-order and prints a status report, so that the user can be confident that </text:span><text:span text:style-name="T33">it is a prime and that the smallest primitive root is correct.</text:span></text:p>
      <text:p text:style-name="P64"/>
      <text:p text:style-name="P25"><text:span text:style-name="T47">4.2</text:span> Grow list of JOBs, MOJs and RDLs in thread farm</text:p>
      <text:p text:style-name="P63">At present, the MAXCHOP parameter (in tuning.h) is used to determine how many JOBs, MOJs and RDLs are created, and these are all put into free-chains, so this takes up memory and also time to initialize them. <text:s/>The correct procedure is to allocate relatively few to start with, and then use "realloc" to grow them whenever more are needed. <text:s/>Quite a bit of the reorganization needed to do this has already been done, but it needs to be thought out a bit more carefully, as there are multiple threads accessing these tables. <text:s/>I think most of the necessary locking is in place, but feel this will require a lot of design care, programming care and testing to bring to fruition.</text:p>
      <text:p text:style-name="P62"/>
      <text:p text:style-name="P26"><text:span text:style-name="T47">4.3</text:span> Implement projective grease level 2<text:span text:style-name="T35"> for primes</text:span> in slab</text:p>
      <text:p text:style-name="P63">As long as the list of characteristics with an HPMI remains small (currently {2,3}) there may be some point in implementing projective grease level 2 in the Dfmt part of pmul for moderate characteristics - say 5-71. <text:s/>A work-area would be allocated to hold a few greased rows, and then a few rows of B are greased and applied throughout C. It seems that DSMad and DAdd are within 10% of the same speed, and that cache considerations are insignificant, at least on my laptop, and it is the table look-up of each pair of bytes for addition that is the key performance-critical stage. <text:s/>The result should be a bit short of doubling the speed for these fields, of which 5 is probably the most important.</text:p>
      <text:p text:style-name="P63"/>
      <text:p text:style-name="P27">4.4 Restructure the Gaussian functions.</text:p>
      <text:p text:style-name="P65">As I see it now, there are four distinct functions, and (because of the heroic nature of producing a chopped-up Gaussian) they are, to some extent, cobbled together from bits known to work, rather than being sensibly designed from the ground up.<text:span text:style-name="T49"> <text:s/>The required functions include Invert, ProduceNREF, StandardRows and Determinant, each of which may need to chop on disk, so the requirements for the mezzanine need to be thought out carefully.</text:span></text:p>
      <text:p text:style-name="P66"/>
      <text:p text:style-name="P29"><text:span text:style-name="T49">4.5</text:span> Tune the pcrit routines for the AMD Ryzen chip<text:span text:style-name="T49">.</text:span></text:p>
      <text:p text:style-name="P29"><text:span text:style-name="T24">The new AMD "Ryzen" chip has significantly different performance characteristics, and a ZEN version of pcrit </text:span><text:span text:style-name="T28">is probably</text:span><text:span text:style-name="T24"> warranted.</text:span><text:span text:style-name="T28"> <text:s/>It should use the large and fast L2, and the routines used by the non-HPMI primes - pcbif, pcbunf, pcxunf and pcunf - can probably usefully be tuned, as the Ryzen is particularly suited to these functions.</text:span></text:p>
      <text:p text:style-name="P30"><text:span text:style-name="T28">D</text:span><text:span text:style-name="T24">ata should be fetched 32 or 64 bits at a time.</text:span></text:p>
      <text:p text:style-name="P49"/>
      <text:p text:style-name="P14"><text:soft-page-break/><text:span text:style-name="T49">4.6 Spinning up a</text:span> 3-Tensor.</text:p>
      <text:p text:style-name="P56">There is a whole can of worms here. <text:s/>The idea is that a whole null-space is spun up a bit to get a 3-tensor, with two aims. <text:s/>The first is that while spinning up a small space with a big matrix, the work is dominated by IO reading the generators, so we might as well do them all at once if there is any doubt as to which vector should be spun. <text:s/>The second is that, having spun things up a bit, we can develop methods to investigate things to help decide which vector we want to spin up. <text:s/>Condensation will presumably be the main tool.</text:p>
      <text:p text:style-name="P56"/>
      <text:p text:style-name="P34">4.7 Upgrade chopped-up Gaussian to compute the determinant.</text:p>
      <text:p text:style-name="P71">At present, the "echelize" procedure cannot keep track of the determinant, and the job of computing the sign of the various row riffles needs to be thought out.</text:p>
      <text:p text:style-name="P72"/>
      <text:p text:style-name="P35"><text:span text:style-name="T52">4.8</text:span> DSMad DAdd DSub doing 4 rows at once.</text:p>
      <text:p text:style-name="P73">By writing a pcrit routine to do four unary-binary (DSMad) or four binary (DAdd/DSub) at once, the pcrit routine saves the repeated load and store of the result, and could probably run around 20-30% faster. <text:s/>Of course this would only help if the routine to do four were called, which would be a slab change as well.<text:span text:style-name="T52"> <text:s/>My 1990's meataxe did do this, so it can be done.</text:span></text:p>
      <text:p text:style-name="P11"/>
      <text:p text:style-name="P88"><text:span text:style-name="T13">Section </text:span><text:span text:style-name="T19">5</text:span><text:span text:style-name="T13"> – </text:span><text:span text:style-name="T20">Documentation</text:span><text:span text:style-name="T18">.</text:span></text:p>
      <text:p text:style-name="P49"/>
      <text:p text:style-name="P68">At present, the state of the documentation is terrible. <text:s/>It is badly and inconsistantly organized, incomplete and out-of-date in <text:span text:style-name="T56">many</text:span> places.<text:span text:style-name="T53"> <text:s/>The first thing to do is perhaps to work out exactly what is wanted, and thereby to make a list of work to do. <text:s/></text:span></text:p>
      <text:p text:style-name="P68"/>
      <text:p text:style-name="P82">Firstly, here is my initial list of the things that ought to be considered for documentation, in addition to the more detailed points in subsections afterwards.</text:p>
      <text:p text:style-name="P68"/>
      <text:p text:style-name="P77">AS-codes, performance testing and Barrett utilities.</text:p>
      <text:p text:style-name="P77">The Conway polynomial list</text:p>
      <text:p text:style-name="P77">Assemble and chopping functions - to be deleted?</text:p>
      <text:p text:style-name="P77">Chopped-up Gaussian</text:p>
      <text:p text:style-name="P77">mezzanine multiply</text:p>
      <text:p text:style-name="P77">Transpose</text:p>
      <text:p text:style-name="P78">util.c/.h - to be deleted?</text:p>
      <text:p text:style-name="P78"/>
      <text:p text:style-name="P39">5.1 The field module documentation.</text:p>
      <text:p text:style-name="P79"><text:span text:style-name="T1">5.1.1</text:span> The flags, and particularly the primality testing and smallest primitive root should be changed, and the documentation changed to describe the new methods.</text:p>
      <text:p text:style-name="P79"><text:span text:style-name="T1">5.1.2</text:span><text:span text:style-name="T4"> DONE</text:span> <text:span text:style-name="T55">The linear forms routines PExtract and PAssemble need to be documented</text:span></text:p>
      <text:p text:style-name="P80"><text:span text:style-name="T1">5.1.3</text:span> The ability to work over the ground field needs to be documented, including the fact that DCut and DPaste cannot do so.</text:p>
      <text:p text:style-name="P80"><text:span text:style-name="T1">5.1.4</text:span> Performance tables for the routines should be added.</text:p>
      <text:p text:style-name="P80"/>
      <text:p text:style-name="P40">5.2 The thread farm. <text:s/>Currently in predoc.</text:p>
      <text:p text:style-name="P81"><text:soft-page-break/>Combine tfarm0 and tfarm2 documents and document the thread farm as a whole. <text:s/>This needs to be enhanced considerably (look to see if there is anything useful already somewhere) and turned into a first draft to which detailed points can be addressed.</text:p>
      <text:p text:style-name="P81"/>
      <text:p text:style-name="P40">5.3 The mezzanine "proggies".</text:p>
      <text:p text:style-name="P81">This document seems to be in good shape.</text:p>
      <text:p text:style-name="P81"/>
      <text:p text:style-name="P40">5.4 The bitstring documentation.</text:p>
      <text:p text:style-name="P81">This document seems to be in good shape.</text:p>
      <text:p text:style-name="P81"/>
      <text:p text:style-name="P40">5.5 The functions documentation.</text:p>
      <text:p text:style-name="P81">The set of functions is growing fast. <text:s/>This document must not get left behind by this process, as it is currently in good shape.</text:p>
      <text:p text:style-name="P81"/>
      <text:p text:style-name="P40">5.6 The HPMI</text:p>
      <text:p text:style-name="P81">This document seems to be in good shape.</text:p>
      <text:p text:style-name="P81"/>
      <text:p text:style-name="P40">5.7 The IO routines.</text:p>
      <text:p text:style-name="P81">This document is ripe for a rewrite. <text:s/>It needs to contain a description of the functions, including "silent" and checksum definition.</text:p>
      <text:p text:style-name="P81"/>
      <text:p text:style-name="P40">5.8 The linear forms.</text:p>
      <text:p text:style-name="P81">This document does not exist at all, and now the software structure has been rationalized a bit, it is possible to write it. <text:s/>A description of the utilities available to assist in the production of new linear forms, and the files of forms ready to roll is needed.</text:p>
      <text:p text:style-name="P81"/>
      <text:p text:style-name="P40">5.9 pcrit.</text:p>
      <text:p text:style-name="P81">A start has been made on this document, but it is in a fairly sad and incomplete state.</text:p>
      <text:p text:style-name="P81"/>
      <text:p text:style-name="P40">5.10 The program documentation.</text:p>
      <text:p text:style-name="P81">A very old version of this exists, but it needs a thorough review bordering on the rewrite.</text:p>
      <text:p text:style-name="P81"/>
      <text:p text:style-name="P40">5.11 The simple programs.</text:p>
      <text:p text:style-name="P81">A new document <text:span text:style-name="T58">for</text:span> the simple versions such as z<text:span text:style-name="T57">ad</text:span>1.</text:p>
      <text:p text:style-name="P81"/>
      <text:p text:style-name="P41">5.12 There should be a user manual</text:p>
      <text:p text:style-name="P82">This should give a summary of the things the user needs to know, with references to the rest of the documentation for more details. <text:s/>It should particularly focus on the programs and how to use them, but without too much detail. Installation and tuning should be fully covered, however.</text:p>
      <text:p text:style-name="P82"/>
      <text:p text:style-name="P41">5.13 There should be an algorithms manual.</text:p>
      <text:p text:style-name="P82">For those more interested in how things are done rather than using the programs as supplied. <text:s/>Barrett, vectorization, data-flow, chopped-up-Gaussian. <text:s/>DSMad <text:soft-page-break/>techniques. <text:s/>Look-up tables. <text:s/>AS codes. <text:s/>Linear functions and Albrecht.<text:span text:style-name="T58"> <text:s/>Strategies for multiplication. <text:s/>Transpose. <text:s/>PExtract and PAssemble.</text:span></text:p>
      <text:p text:style-name="P82"/>
      <text:p text:style-name="P41">5.14 The SLAB manual.</text:p>
      <text:p text:style-name="P82">There is an interface level into "slab" that should be documented. <text:s/>It is this that is probably relevant to any GAP incorporation.</text:p>
      <text:p text:style-name="P81"/>
      <text:p text:style-name="P89"><text:span text:style-name="T13">Section </text:span><text:span text:style-name="T20">6</text:span><text:span text:style-name="T13"> – </text:span><text:span text:style-name="T20">Testing</text:span><text:span text:style-name="T18">.</text:span></text:p>
      <text:p text:style-name="P51"/>
      <text:p text:style-name="P77"><text:span text:style-name="T54">T</text:span>his work has not even been planned yet. <text:s/>The idea is that new regression scripts are designed to test the system in all of its aspects.</text:p>
      <text:p text:style-name="P68"/>
      <text:p text:style-name="P68">Also valgrind should be run on everything.</text:p>
      <text:p text:style-name="P68"/>
      <text:p text:style-name="P90"><text:span text:style-name="T13">Section </text:span><text:span text:style-name="T21">7</text:span><text:span text:style-name="T13"> – </text:span><text:span text:style-name="T21">Big projects to consider</text:span><text:span text:style-name="T18">.</text:span></text:p>
      <text:p text:style-name="P52"/>
      <text:p text:style-name="P52"/>
      <text:p text:style-name="P15"><text:span text:style-name="T50">7.1 Characteristic polynomial</text:span>.</text:p>
      <text:p text:style-name="P69">It is, I believe, possible to compute the Characteristic Polynomial of a huge matrix. <text:s/>The basic plan is to first find a basis on which the matrix is sparse, and to conjugate to that basis. <text:s/>It then becomes feasible to multiply a single vector repeatedly by that matrix, which enables the characteristic polynomial to be determined.</text:p>
      <text:p text:style-name="P57"/>
      <text:p text:style-name="P32">7.2 Factorization of the Characteristic polynomial.</text:p>
      <text:p text:style-name="P69">The characteristic polynomial should emerge in partially factorized form, and a sequence of GCD computations with amongst these factors and their derivatives should reduce the degree somewhat. <text:s/>Standard methods can hopefully be applied to complete the factorization.</text:p>
      <text:p text:style-name="P69"/>
      <text:p text:style-name="P32">7.3 Finding ground-field roots of the Characteristic Polynomial.</text:p>
      <text:p text:style-name="P69"><text:span text:style-name="T51">F</text:span>inding roots of the characteristic polynomial is needed to apply the Holt-Rees method for splitting representations over large fields. <text:s/>GCD with X<text:span text:style-name="T5">q</text:span>-1 strips out the product of the roots, and <text:span text:style-name="T51">standard methods should do the rest.</text:span></text:p>
      <text:p text:style-name="P69"/>
      <text:p text:style-name="P33">7.4 Simple "vector permute".</text:p>
      <text:p text:style-name="P70">Given a matrix representation and a vector, make the permutation representation on the orbit of vectors. <text:s/>To utilize multiple cores, a thread-hardened hash table is needed, and we must also find a way to manage the list of vectors still needing to be multiplied. <text:s/>It may be worth including a "helper subgroup" from the start, and perhaps we should allow for a "vector" actually being a subspace.</text:p>
      <text:p text:style-name="P70"/>
      <text:p text:style-name="P33">7.5 Condensation of permutations.</text:p>
      <text:p text:style-name="P70">In the cases where the permutations can be held explicitly, it is fairly strightforward to make the condensation map. <text:s/>This can be applied to 3-tensors to aid the uncondensation if need be.</text:p>
      <text:p text:style-name="P70"/>
      <text:p text:style-name="P33"><text:soft-page-break/>7.6 Coset enumeration.</text:p>
      <text:p text:style-name="P70">Another way to make permutation representations is to run a coset enumeration. <text:s/>There are serious challenges to make this cache-friendly in a multi-core environment.</text:p>
      <text:p text:style-name="P70"/>
      <text:p text:style-name="P33">7.7 Allow various types of sparse generators.</text:p>
      <text:p text:style-name="P70">It is almost always possible to make one of the generators a permutation. <text:s/>Other types of sparsity could be incorporated, such as "sparsified" matrices (used for characteristic polynomial computations), tensor products, monomials, induced representations etc. With careful design, we might enable these special basis types to speed up computations across the board. </text:p>
      <text:p text:style-name="P74"/>
      <text:p text:style-name="P71"><text:span text:style-name="T37">7.8 Utilize fixed forms</text:span>.</text:p>
      <text:p text:style-name="P71">The integral meataxe made heavy use of fixed quadratic forms. <text:s/>It seems clear that, by knowing a fixed quadratic, symplectic or unitary form, some operations could be speeded up. <text:s/>In particular if a space is invariant, so is its perpendicular, which should help with chopping up a representation. <text:s/>We do very little of this at the moment.</text:p>
      <text:p text:style-name="P71"/>
      <text:p text:style-name="P37">7.9 Utilize sparsity in Gaussian elimination.</text:p>
      <text:p text:style-name="P77">Some, if not most, of the matrices actually needing Gaussian functionality exhibit some sort of sparsity that could be used to speed things up.</text:p>
      <text:p text:style-name="P77"/>
      <text:p text:style-name="P37">7.10 Utilize "rip-off" techniques.</text:p>
      <text:p text:style-name="P77">In several places it is possible to simply ignore the vast majority of the columns, and no use whatsoever is made of this trick in meataxe64 so f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7-10-05T07:59:21.928226507</dc:date>
    <meta:editing-duration>P1DT10H58M15S</meta:editing-duration>
    <meta:editing-cycles>274</meta:editing-cycles>
    <meta:generator>LibreOffice/5.1.6.2$Linux_X86_64 LibreOffice_project/10m0$Build-2</meta:generator>
    <meta:print-date>2016-05-21T17:31:23.826722282</meta:print-date>
    <meta:document-statistic meta:table-count="0" meta:image-count="0" meta:object-count="0" meta:page-count="9" meta:paragraph-count="142" meta:word-count="3688" meta:character-count="21454" meta:non-whitespace-character-count="17808"/>
  </office:meta>
</office:document-meta>
</file>